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top="0.318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>
      <style:paragraph-properties fo:margin-top="0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PAROLES – LA JUMENT</text:p>
      <text:p text:style-name="Standard"/>
      <text:p text:style-name="P1">C'est dans dix ans je m'en irai<text:line-break/>J'entends le loup et le renard chanter</text:p>
      <text:p text:style-name="P3">J'entends le loup, le renard et la belette<text:line-break/>J'entends le loup et le renard chanter</text:p>
      <text:p text:style-name="P3">C'est dans neuf ans je m'en irai<text:line-break/>La jument de Michao a passé dans le pré</text:p>
      <text:p text:style-name="P3">La jument de Michao et son petit poulain<text:line-break/>A passé dans le pré et mangé tout le foin</text:p>
      <text:p text:style-name="P2">L'hiver viendra les gars, l'hiver viendra<text:line-break/>La jument de Michao, elle s'en repentira</text:p>
      <text:p text:style-name="P4">C'est dans huit ans<text:line-break/>C'est dans sept ans</text:p>
      <text:p text:style-name="P4">C'est dans six ans<text:line-break/>C'est dans cinq ans</text:p>
      <text:p text:style-name="P4">C'est dans quatre ans<text:line-break/>C'est dans trois ans</text:p>
      <text:p text:style-name="P5">C'est dans deux ans<text:line-break/>C'est dans un a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5$Win32 OpenOffice.org_project/415m1$Build-9789</meta:generator>
    <dc:date>2019-01-12T21:21:25.67</dc:date>
    <meta:document-statistic meta:table-count="0" meta:image-count="0" meta:object-count="0" meta:page-count="1" meta:paragraph-count="10" meta:word-count="112" meta:character-count="562"/>
    <meta:user-defined meta:name="Info 1"/>
    <meta:user-defined meta:name="Info 2"/>
    <meta:user-defined meta:name="Info 3"/>
    <meta:user-defined meta:name="Info 4"/>
  </office:meta>
</office:document-meta>
</file>